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47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2.969cm"/>
    </style:style>
    <style:style style:name="co9" style:family="table-column">
      <style:table-column-properties fo:break-before="auto" style:column-width="4.135cm"/>
    </style:style>
    <style:style style:name="co10" style:family="table-column">
      <style:table-column-properties fo:break-before="auto" style:column-width="4.023cm"/>
    </style:style>
    <style:style style:name="co11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ceipt_sa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>
            <text:p>stores</text:p>
          </table:table-cell>
          <table:table-cell office:value-type="string">
            <text:p>users</text:p>
          </table:table-cell>
          <table:table-cell office:value-type="string">
            <text:p>loyalty_account</text:p>
          </table:table-cell>
          <table:table-cell office:value-type="string">
            <text:p>categories</text:p>
          </table:table-cell>
          <table:table-cell office:value-type="string">
            <text:p>products</text:p>
          </table:table-cell>
          <table:table-cell office:value-type="string">
            <text:p>shopping_carts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id </text:p>
          </table:table-cell>
          <table:table-cell table:number-columns-repeated="4"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adresses</text:p>
          </table:table-cell>
          <table:table-cell office:value-type="string">
            <text:p>firstname</text:p>
          </table:table-cell>
          <table:table-cell office:value-type="string">
            <text:p>FK categories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FK categor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stname</text:p>
          </table:table-cell>
          <table:table-cell office:value-type="string">
            <text:p>FK_stores</text:p>
          </table:table-cell>
          <table:table-cell office:value-type="string">
            <text:p>FK products</text:p>
          </table:table-cell>
          <table:table-cell office:value-type="string">
            <text:p>FK loyalty_account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ail</text:p>
          </table:table-cell>
          <table:table-cell office:value-type="string">
            <text:p>FK user_i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hon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oyalt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reated_a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pdated_at</text:p>
          </table:table-cell>
          <table:table-cell table:number-columns-repeated="6"/>
        </table:table-row>
      </table:table>
      <table:table table:name="Doctolib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>
            <text:p>users</text:p>
          </table:table-cell>
          <table:table-cell office:value-type="string">
            <text:p>doctors</text:p>
          </table:table-cell>
          <table:table-cell office:value-type="string">
            <text:p>medicals_specs</text:p>
          </table:table-cell>
          <table:table-cell office:value-type="string">
            <text:p>cities</text:p>
          </table:table-cell>
          <table:table-cell office:value-type="string">
            <text:p>meet_type</text:p>
          </table:table-cell>
          <table:table-cell office:value-type="string">
            <text:p>workplace</text:p>
          </table:table-cell>
          <table:table-cell/>
        </table:table-row>
        <table:table-row table:style-name="ro1">
          <table:table-cell table:number-columns-repeated="6" office:value-type="string">
            <text:p>id</text:p>
          </table:table-cell>
          <table:table-cell/>
        </table:table-row>
        <table:table-row table:style-name="ro2">
          <table:table-cell office:value-type="string">
            <text:p>firstname</text:p>
          </table:table-cell>
          <table:table-cell office:value-type="string">
            <text:p>firstname</text:p>
          </table:table-cell>
          <table:table-cell office:value-type="string">
            <text:p>name</text:p>
          </table:table-cell>
          <table:table-cell office:value-type="string">
            <text:p>location</text:p>
          </table:table-cell>
          <table:table-cell office:value-type="string">
            <text:p>visio</text:p>
          </table:table-cell>
          <table:table-cell office:value-type="string">
            <text:p>Hospital</text:p>
          </table:table-cell>
          <table:table-cell/>
        </table:table-row>
        <table:table-row table:style-name="ro2">
          <table:table-cell office:value-type="string">
            <text:p>lastname</text:p>
          </table:table-cell>
          <table:table-cell office:value-type="string">
            <text:p>lastname</text:p>
          </table:table-cell>
          <table:table-cell table:number-columns-repeated="2"/>
          <table:table-cell office:value-type="string">
            <text:p>reel</text:p>
          </table:table-cell>
          <table:table-cell office:value-type="string">
            <text:p>Clinic</text:p>
          </table:table-cell>
          <table:table-cell/>
        </table:table-row>
        <table:table-row table:style-name="ro2">
          <table:table-cell office:value-type="string">
            <text:p>email</text:p>
          </table:table-cell>
          <table:table-cell office:value-type="string">
            <text:p>email</text:p>
          </table:table-cell>
          <table:table-cell table:number-columns-repeated="3"/>
          <table:table-cell office:value-type="string">
            <text:p>liberal_profession</text:p>
          </table:table-cell>
          <table:table-cell/>
        </table:table-row>
        <table:table-row table:style-name="ro2">
          <table:table-cell office:value-type="string">
            <text:p>phone_number</text:p>
          </table:table-cell>
          <table:table-cell office:value-type="string">
            <text:p>phone_number</text:p>
          </table:table-cell>
          <table:table-cell table:number-columns-repeated="5"/>
        </table:table-row>
        <table:table-row table:style-name="ro2">
          <table:table-cell office:value-type="string">
            <text:p>password</text:p>
          </table:table-cell>
          <table:table-cell office:value-type="string">
            <text:p>password</text:p>
          </table:table-cell>
          <table:table-cell table:number-columns-repeated="5"/>
        </table:table-row>
        <table:table-row table:style-name="ro2">
          <table:table-cell office:value-type="string">
            <text:p>Numéro de sécu</text:p>
          </table:table-cell>
          <table:table-cell office:value-type="string">
            <text:p>numéro de médecin</text:p>
          </table:table-cell>
          <table:table-cell table:number-columns-repeated="5"/>
        </table:table-row>
        <table:table-row table:style-name="ro2">
          <table:table-cell office:value-type="string">
            <text:p>age</text:p>
          </table:table-cell>
          <table:table-cell office:value-type="string">
            <text:p>FK_medical_spec</text:p>
          </table:table-cell>
          <table:table-cell table:number-columns-repeated="5"/>
        </table:table-row>
        <table:table-row table:style-name="ro2">
          <table:table-cell office:value-type="string">
            <text:p>job</text:p>
          </table:table-cell>
          <table:table-cell office:value-type="string">
            <text:p>FK_city</text:p>
          </table:table-cell>
          <table:table-cell table:number-columns-repeated="5"/>
        </table:table-row>
        <table:table-row table:style-name="ro3">
          <table:table-cell table:style-name="ce1" office:value-type="string">
            <text:p>general practitioner </text:p>
          </table:table-cell>
          <table:table-cell office:value-type="string">
            <text:p>FK_meet_type</text:p>
          </table:table-cell>
          <table:table-cell table:number-columns-repeated="5"/>
        </table:table-row>
        <table:table-row table:style-name="ro2">
          <table:table-cell office:value-type="string">
            <text:p>FK_city</text:p>
          </table:table-cell>
          <table:table-cell office:value-type="string">
            <text:p>FK_workplace</text:p>
          </table:table-cell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4">
          <table:table-cell table:number-columns-repeated="6"/>
          <table:table-cell table:style-name="ce1" office:value-type="string">
            <text:p>Anesthesiologist : Anesthésiologiste</text:p>
          </table:table-cell>
        </table:table-row>
        <table:table-row table:style-name="ro3">
          <table:table-cell table:number-columns-repeated="6"/>
          <table:table-cell table:style-name="ce1" office:value-type="string">
            <text:p>Cardiologist : Cardiologue</text:p>
          </table:table-cell>
        </table:table-row>
        <table:table-row table:style-name="ro4">
          <table:table-cell table:number-columns-repeated="6"/>
          <table:table-cell table:style-name="ce1" office:value-type="string">
            <text:p>Dermatologist : Dermatologue</text:p>
          </table:table-cell>
        </table:table-row>
        <table:table-row table:style-name="ro4">
          <table:table-cell table:number-columns-repeated="6"/>
          <table:table-cell table:style-name="ce1" office:value-type="string">
            <text:p>Endocrinologist : Endocrinologue</text:p>
          </table:table-cell>
        </table:table-row>
        <table:table-row table:style-name="ro4">
          <table:table-cell table:number-columns-repeated="6"/>
          <table:table-cell table:style-name="ce1" office:value-type="string">
            <text:p>Gastroenterologist : Gastroentérologue</text:p>
          </table:table-cell>
        </table:table-row>
        <table:table-row table:style-name="ro5">
          <table:table-cell table:number-columns-repeated="6"/>
          <table:table-cell table:style-name="ce1" office:value-type="string">
            <text:p>Hematologist : Hématologue</text:p>
          </table:table-cell>
        </table:table-row>
        <table:table-row table:style-name="ro3">
          <table:table-cell table:number-columns-repeated="6"/>
          <table:table-cell table:style-name="ce1" office:value-type="string">
            <text:p>Neurologist : Neurologue</text:p>
          </table:table-cell>
        </table:table-row>
        <table:table-row table:style-name="ro3">
          <table:table-cell table:number-columns-repeated="6"/>
          <table:table-cell table:style-name="ce1" office:value-type="string">
            <text:p>Oncologist : Oncologue</text:p>
          </table:table-cell>
        </table:table-row>
        <table:table-row table:style-name="ro4">
          <table:table-cell table:number-columns-repeated="6"/>
          <table:table-cell table:style-name="ce1" office:value-type="string">
            <text:p>Ophthalmologist : Ophtalmologue</text:p>
          </table:table-cell>
        </table:table-row>
        <table:table-row table:style-name="ro6">
          <table:table-cell table:number-columns-repeated="6"/>
          <table:table-cell table:style-name="ce1" office:value-type="string">
            <text:p>Otolaryngologist : ORL (Oto-rhino-laryngologiste)</text:p>
          </table:table-cell>
        </table:table-row>
        <table:table-row table:style-name="ro3">
          <table:table-cell table:number-columns-repeated="6"/>
          <table:table-cell table:style-name="ce1" office:value-type="string">
            <text:p>Pediatrician : Pédiatre</text:p>
          </table:table-cell>
        </table:table-row>
        <table:table-row table:style-name="ro4">
          <table:table-cell table:number-columns-repeated="6"/>
          <table:table-cell table:style-name="ce1" office:value-type="string">
            <text:p>Pulmonologist : Pneumologue</text:p>
          </table:table-cell>
        </table:table-row>
        <table:table-row table:style-name="ro4">
          <table:table-cell table:number-columns-repeated="6"/>
          <table:table-cell table:style-name="ce1" office:value-type="string">
            <text:p>Rheumatologist : Rhumatologue</text:p>
          </table:table-cell>
        </table:table-row>
        <table:table-row table:style-name="ro3">
          <table:table-cell table:number-columns-repeated="6"/>
          <table:table-cell table:style-name="ce1" office:value-type="string">
            <text:p>Surgeon : Chirurgien</text:p>
          </table:table-cell>
        </table:table-row>
        <table:table-row table:style-name="ro3">
          <table:table-cell table:number-columns-repeated="6"/>
          <table:table-cell table:style-name="ce1" office:value-type="string">
            <text:p>Urologist : Urologue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6">16/05/2025</text:date>, <text:time>14:0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4T15:28:23.81</meta:creation-date>
    <dc:date>2025-05-16T14:08:03.92</dc:date>
    <meta:editing-duration>PT1H11M29S</meta:editing-duration>
    <meta:editing-cycles>4</meta:editing-cycles>
    <meta:generator>OpenOffice/4.1.15$Win32 OpenOffice.org_project/4115m2$Build-9813</meta:generator>
    <meta:document-statistic meta:table-count="3" meta:cell-count="83" meta:object-count="0"/>
  </office:meta>
</office:document-meta>
</file>